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4000009C429D0435A829533C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rototypes Arduino</text:p>
                <text:list>
                  <text:list-item>
                    <text:p>Bibliothèques utilisées</text:p>
                  </text:list-item>
                  <text:list-item>
                    <text:p>Hardware utilisé</text:p>
                  </text:list-item>
                  <text:list-item>
                    <text:p>Prototype de la Clé USB</text:p>
                  </text:list-item>
                  <text:list-item>
                    <text:p>Prototype du Clavier</text:p>
                  </text:list-item>
                </text:list>
              </text:list-item>
              <text:list-item>
                <text:p>Protocole USB</text:p>
              </text:list-item>
              <text:list-item>
                <text:p>Bibliothèque LUFA</text:p>
                <text:list>
                  <text:list-item>
                    <text:p>Prototype de la clé USB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4">Un clavier</text:span></text:p>
                <text:p><text:span text:style-name="T5">Ressemble à un </text:span><text:span text:style-name="T5">clavier classique</text:span></text:p>
                <text:p><text:span text:style-name="T5">Fonctionne comme </text:span><text:span text:style-name="T5">un clavier classique</text:span></text:p>
                <text:p><text:span text:style-name="T5"/></text:p>
                <text:p><text:span text:style-name="T5">+ enregistre toutes </text:span><text:span text:style-name="T5">les entrées clavier !</text:span></text:p>
              </text:list-header>
            </text:list>
          </draw:text-box>
        </draw:frame>
        <draw:frame presentation:style-name="pr5" draw:text-style-name="P7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6"><text:span text:style-name="T4">Une clé USB</text:span></text:p>
                <text:p text:style-name="P6"><text:span text:style-name="T5">Stocke vos fichiers </text:span><text:span text:style-name="T5">comme une</text:span><text:span text:style-name="T5"><text:line-break/></text:span><text:span text:style-name="T5">clé classique</text:span></text:p>
                <text:p text:style-name="P6"><text:span text:style-name="T5"/></text:p>
                <text:p text:style-name="P6"><text:span text:style-name="T5">Vous vous </text:span><text:span text:style-name="T5">absentez ? Elle </text:span><text:span text:style-name="T5">télécharge un logiciel </text:span><text:span text:style-name="T5">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draw:frame draw:style-name="gr3" draw:text-style-name="P8" draw:layer="layout" svg:width="9.4cm" svg:height="1.673cm" svg:x="2.2cm" svg:y="7.4cm">
          <draw:text-box>
            <text:p>Insérer des photos des proto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3" draw:text-style-name="P8" draw:layer="layout" svg:width="6.2cm" svg:height="2.384cm" svg:x="2.8cm" svg:y="1.6cm">
          <draw:text-box>
            <text:p>Insérer les photos adapté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1T23:27:24.049630043</dc:date>
    <meta:editing-duration>PT7H47M5S</meta:editing-duration>
    <meta:editing-cycles>21</meta:editing-cycles>
    <meta:generator>LibreOffice/6.0.7.3$Linux_X86_64 LibreOffice_project/00m0$Build-3</meta:generator>
    <meta:document-statistic meta:object-count="69"/>
  </office:meta>
</office:document-meta>
</file>